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f831"/>
    </style:style>
    <style:style style:name="P2" style:family="paragraph" style:parent-style-name="Standard">
      <style:text-properties officeooo:rsid="0000f831" officeooo:paragraph-rsid="0000f831"/>
    </style:style>
    <style:style style:name="P3" style:family="paragraph" style:parent-style-name="Standard">
      <style:text-properties officeooo:rsid="0000f831" officeooo:paragraph-rsid="0000f831"/>
    </style:style>
    <style:style style:name="P4" style:family="paragraph" style:parent-style-name="Standard">
      <style:text-properties officeooo:rsid="00044eb0" officeooo:paragraph-rsid="00044eb0"/>
    </style:style>
    <style:style style:name="T1" style:family="text">
      <style:text-properties officeooo:rsid="0001da9f"/>
    </style:style>
    <style:style style:name="T2" style:family="text">
      <style:text-properties officeooo:rsid="00056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<text:tab/><text:tab/><text:tab/>:<text:tab/>Santhosh</text:p>
      <text:p text:style-name="P1"/>
      <text:p text:style-name="P2">Qualification<text:tab/><text:tab/>:<text:tab/>BCA</text:p>
      <text:p text:style-name="P2"/>
      <text:p text:style-name="P4">Occupation<text:tab/><text:tab/>:<text:tab/>Network engineer <text:span text:style-name="T2">at</text:span> Comodo Cyber Security PVT, LTD. Chennai. <text:tab/><text:tab/><text:tab/><text:tab/><text:tab/>Also We are running our own company Vingreen Technologies. <text:tab/><text:tab/><text:tab/><text:tab/><text:tab/><text:tab/>https://www.vingreentech.com/ Currently <text:span text:style-name="T2">we doing <text:s/></text:span>two software projects </text:p>
      <text:p text:style-name="P4"/>
      <text:p text:style-name="P4">Salary<text:tab/><text:tab/><text:tab/>: <text:tab/>45<text:span text:style-name="T2">000k</text:span></text:p>
      <text:p text:style-name="P2"/>
      <text:p text:style-name="P2">Father’s name<text:tab/><text:tab/>:<text:tab/>Ranganathan (Late)</text:p>
      <text:p text:style-name="P2"/>
      <text:p text:style-name="P2">Mother’s name<text:tab/>:<text:tab/>Manimegalai</text:p>
      <text:p text:style-name="P2"><text:tab/><text:tab/><text:tab/><text:tab/>(House Wife)</text:p>
      <text:p text:style-name="P2"/>
      <text:p text:style-name="P2">Brother<text:tab/><text:tab/>:<text:tab/>1 <text:span text:style-name="T2">El</text:span>der brother</text:p>
      <text:p text:style-name="P2"><text:tab/><text:tab/><text:tab/><text:tab/>(Maried) <text:span text:style-name="T2">Staying in salem.</text:span></text:p>
      <text:p text:style-name="P2"/>
      <text:p text:style-name="P2">Star<text:tab/><text:tab/><text:tab/>:<text:tab/>Kani (Virgo)</text:p>
      <text:p text:style-name="P2"/>
      <text:p text:style-name="P2">Raasi<text:tab/><text:tab/><text:tab/>: <text:tab/><text:span text:style-name="T1">H</text:span>astham</text:p>
      <text:p text:style-name="P2"/>
      <text:p text:style-name="P2">Address<text:tab/><text:tab/>:<text:tab/>No 191/12, Naduvaneri, Vembadithalam, Salem, Tamilnadu. 637504.</text:p>
      <text:p text:style-name="P2"/>
      <text:p text:style-name="P2">Ph.no<text:tab/><text:tab/><text:tab/>:<text:tab/>9940626575, 7667993335</text:p>
      <text:p text:style-name="P2"/>
      <text:p text:style-name="P2">Properties<text:tab/><text:tab/>:<text:tab/>own ho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2:41:48.575437981</meta:creation-date>
    <dc:date>2021-05-28T13:30:08.960080917</dc:date>
    <meta:editing-duration>PT1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80" meta:character-count="574" meta:non-whitespace-character-count="469"/>
  </office:meta>
</office:document-meta>
</file>